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language="en" fo:country="GB" style:language-asian="zxx" style:country-asian="none" style:language-complex="zxx" style:country-complex="none"/>
    </style:style>
    <style:style style:name="P2" style:family="paragraph" style:parent-style-name="Standard">
      <style:text-properties style:font-name="Comic Sans MS" fo:language="en" fo:country="GB" style:language-asian="zxx" style:country-asian="none" style:language-complex="zxx" style:country-complex="none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MS Xamarin.Forms documentation</text:p>
      <text:p text:style-name="P1"><text:a xlink:type="simple" xlink:href="https://docs.microsoft.com/en-us/xamarin/xamarin-forms/user-interface/text/entry#events-and-interactivity" text:style-name="Internet_20_link" text:visited-style-name="Visited_20_Internet_20_Link">https://docs.microsoft.com/en-us/xamarin/xamarin-forms/user-interface/text/entry#events-and-interactivity</text:a> </text:p>
      <text:p text:style-name="P1"/>
      <text:p text:style-name="P1">Xamarin course:</text:p>
      <text:p text:style-name="P1"><text:a xlink:type="simple" xlink:href="https://www.youtube.com/playlist?list=PLdo4fOcmZ0oU10SXt2W58pu2L0v2dOW-1" text:style-name="Internet_20_link" text:visited-style-name="Visited_20_Internet_20_Link">https://www.youtube.com/playlist?list=PLdo4fOcmZ0oU10SXt2W58pu2L0v2dOW-1</text:a> </text:p>
      <text:p text:style-name="P1">source code:</text:p>
      <text:p text:style-name="P1"><text:a xlink:type="simple" xlink:href="https://github.com/codemillmatt/xamarin-101/tree/master/coded-ui-navigation" text:style-name="Internet_20_link" text:visited-style-name="Visited_20_Internet_20_Link">https://github.com/codemillmatt/xamarin-101/tree/master/coded-ui-navigation</text:a> </text:p>
      <text:p text:style-name="P1"/>
      <text:p text:style-name="P1"><text:a xlink:type="simple" xlink:href="https://www.youtube.com/watch?v=C5DHkIcIIgc&amp;list=PLV916idiqLvcKS1JY3S3jHWx9ELGJ1cJB" text:style-name="Internet_20_link" text:visited-style-name="Visited_20_Internet_20_Link">https://www.youtube.com/watch?v=C5DHkIcIIgc&amp;list=PLV916idiqLvcKS1JY3S3jHWx9ELGJ1cJB</text:a> </text:p>
      <text:p text:style-name="P1"/>
      <text:p text:style-name="P1"/>
      <text:p text:style-name="P1">Microsoft Xamarin.Forms courses:</text:p>
      <text:p text:style-name="P1"><text:a xlink:type="simple" xlink:href="https://docs.microsoft.com/en-us/learn/browse/?term=xamarin&amp;terms=xamarin" text:style-name="Internet_20_link" text:visited-style-name="Visited_20_Internet_20_Link">https://docs.microsoft.com/en-us/learn/browse/?term=xamarin&amp;terms=xamarin</text:a> </text:p>
      <text:p text:style-name="P1"/>
      <text:p text:style-name="P1">Navigation section:</text:p>
      <text:p text:style-name="P1"><text:a xlink:type="simple" xlink:href="https://github.com/codemillmatt/xamarin-101/tree/master/xaml-navigation" text:style-name="Internet_20_link" text:visited-style-name="Visited_20_Internet_20_Link">https://github.com/codemillmatt/xamarin-101/tree/master/xaml-navigation</text:a> </text:p>
      <text:p text:style-name="P1"/>
      <text:p text:style-name="P1"/>
      <text:p text:style-name="P1">Building beautiful apps</text:p>
      <text:p text:style-name="P1"><text:a xlink:type="simple" xlink:href="https://www.youtube.com/watch?v=z4LiPa8ixyQ" text:style-name="Internet_20_link" text:visited-style-name="Visited_20_Internet_20_Link">https://www.youtube.com/watch?v=z4LiPa8ixyQ</text:a> </text:p>
      <text:p text:style-name="P1"><text:span text:style-name="T1">source code</text:span>: <text:a xlink:type="simple" xlink:href="https://github.com/dotnet-presentations/dotNETConf/tree/master/2020/FocusOnXamarin/Technical" text:style-name="Internet_20_link" text:visited-style-name="Visited_20_Internet_20_Link">https://github.com/dotnet-presentations/dotNETConf/tree/master/2020/FocusOnXamarin/Technical</text:a> </text:p>
      <text:p text:style-name="P1">09:34 - Gradients</text:p>
      <text:p text:style-name="P1">10:20 - Shadows</text:p>
      <text:p text:style-name="P1">13:15 – Typography (fonts), iconography, colours</text:p>
      <text:p text:style-name="P1">14:48 – Movement, animations &amp; transitions</text:p>
      <text:p text:style-name="P1">Xamarin built in animations framework</text:p>
      <text:p text:style-name="P1"/>
      <text:p text:style-name="P1">20:11 – StyleGuide – create a reusable UI</text:p>
      <text:p text:style-name="P1">- like CSS</text:p>
      <text:p text:style-name="P1"/>
      <text:p text:style-name="P1">26:00 - Example design/build</text:p>
      <text:p text:style-name="P1">30:45 – Animation example code</text:p>
      <text:p text:style-name="P1"/>
      <text:p text:style-name="P1">36:00 – Resources for app design with Xamarin:</text:p>
      <text:p text:style-name="P1"><text:a xlink:type="simple" xlink:href="https://github.com/dotnet-presentations/dotNETConf/tree/master/2020/FocusOnXamarin/Technical" text:style-name="Internet_20_link" text:visited-style-name="Visited_20_Internet_20_Link">https://github.com/dotnet-presentations/dotNETConf/tree/master/2020/FocusOnXamarin/Technical</text:a> 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31M30S</meta:editing-duration>
    <meta:editing-cycles>25</meta:editing-cycles>
    <meta:generator>OpenOffice/4.1.7$Win32 OpenOffice.org_project/417m1$Build-9800</meta:generator>
    <dc:date>2021-01-08T13:27:58.50</dc:date>
    <dc:creator>Chucksta </dc:creator>
    <meta:document-statistic meta:table-count="0" meta:image-count="0" meta:object-count="0" meta:page-count="2" meta:paragraph-count="25" meta:word-count="77" meta:character-count="1173"/>
    <meta:user-defined meta:name="Info 1"/>
    <meta:user-defined meta:name="Info 2"/>
    <meta:user-defined meta:name="Info 3"/>
    <meta:user-defined meta:name="Info 4"/>
  </office:meta>
</office:document-meta>
</file>